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Wxh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Wxh</text:p>
          </table:table-cell>
          <table:table-cell office:value-type="float" office:value="-0.1" calcext:value-type="float">
            <text:p>-0,1</text:p>
          </table:table-cell>
          <table:table-cell table:number-columns-repeated="2"/>
          <table:table-cell office:value-type="string" calcext:value-type="string">
            <text:p>Wxh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h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Whh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Whh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</text:p>
          </table:table-cell>
          <table:table-cell office:value-type="float" office:value="-0.7" calcext:value-type="float">
            <text:p>-0,7</text:p>
          </table:table-cell>
          <table:table-cell/>
          <table:table-cell office:value-type="string" calcext:value-type="string">
            <text:p>Why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Why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b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b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hb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string" calcext:value-type="string">
            <text:p>x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0-</text:p>
          </table:table-cell>
          <table:table-cell table:formula="of:=[.C9]*[.C4]+[.C7]" office:value-type="float" office:value="3.5" calcext:value-type="float">
            <text:p>3,5</text:p>
          </table:table-cell>
          <table:table-cell/>
          <table:table-cell office:value-type="string" calcext:value-type="string">
            <text:p>h0-</text:p>
          </table:table-cell>
          <table:table-cell table:formula="of:=[.F9]*[.F4]+[.F7]" office:value-type="float" office:value="-1.4" calcext:value-type="float">
            <text:p>-1,4</text:p>
          </table:table-cell>
          <table:table-cell table:number-columns-repeated="2"/>
          <table:table-cell office:value-type="string" calcext:value-type="string">
            <text:p>h0-</text:p>
          </table:table-cell>
          <table:table-cell table:formula="of:=[.J9]*[.J4]+[.J7]" office:value-type="float" office:value="-1.4" calcext:value-type="float">
            <text:p>-1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0+</text:p>
          </table:table-cell>
          <table:table-cell table:formula="of:=1/(1+EXP(-[.C12]))" office:value-type="float" office:value="0.970687769248644" calcext:value-type="float">
            <text:p>0,970687769248644</text:p>
          </table:table-cell>
          <table:table-cell/>
          <table:table-cell office:value-type="string" calcext:value-type="string">
            <text:p>h0+</text:p>
          </table:table-cell>
          <table:table-cell table:formula="of:=1/(1+EXP(-[.F12]))" office:value-type="float" office:value="0.197816111441418" calcext:value-type="float">
            <text:p>0,197816111441418</text:p>
          </table:table-cell>
          <table:table-cell table:formula="of:=[.F13]*[.F$6]" office:value-type="float" office:value="0.0494540278603546" calcext:value-type="float">
            <text:p>0,049454027860355</text:p>
          </table:table-cell>
          <table:table-cell/>
          <table:table-cell office:value-type="string" calcext:value-type="string">
            <text:p>h0+</text:p>
          </table:table-cell>
          <table:table-cell office:value-type="float" office:value="0.2" calcext:value-type="float">
            <text:p>0,2</text:p>
          </table:table-cell>
          <table:table-cell table:formula="of:=[.J13]*[.J$6]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h1-</text:p>
          </table:table-cell>
          <table:table-cell table:formula="of:=[.C13]*[.C5]+[.C10]*[.C4]+[.C7]" office:value-type="float" office:value="0.0293122307513562" calcext:value-type="float">
            <text:p>0,029312230751356</text:p>
          </table:table-cell>
          <table:table-cell/>
          <table:table-cell office:value-type="string" calcext:value-type="string">
            <text:p>h1-</text:p>
          </table:table-cell>
          <table:table-cell table:formula="of:=[.F13]*[.F5]+[.F10]*[.F4]+[.F7]" office:value-type="float" office:value="-0.401091944279291" calcext:value-type="float">
            <text:p>-0,401091944279291</text:p>
          </table:table-cell>
          <table:table-cell table:number-columns-repeated="2"/>
          <table:table-cell office:value-type="string" calcext:value-type="string">
            <text:p>h1-</text:p>
          </table:table-cell>
          <table:table-cell table:formula="of:=[.J13]*[.J5]+[.J10]*[.J4]+[.J7]" office:value-type="float" office:value="-0.4" calcext:value-type="float">
            <text:p>-0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1+</text:p>
          </table:table-cell>
          <table:table-cell table:formula="of:=1/(1+EXP(-[.C14]))" office:value-type="float" office:value="0.50732753303979" calcext:value-type="float">
            <text:p>0,50732753303979</text:p>
          </table:table-cell>
          <table:table-cell/>
          <table:table-cell office:value-type="string" calcext:value-type="string">
            <text:p>h1+</text:p>
          </table:table-cell>
          <table:table-cell table:formula="of:=1/(1+EXP(-[.F14]))" office:value-type="float" office:value="0.401050016835068" calcext:value-type="float">
            <text:p>0,401050016835068</text:p>
          </table:table-cell>
          <table:table-cell table:formula="of:=[.F15]*[.F$6]" office:value-type="float" office:value="0.100262504208767" calcext:value-type="float">
            <text:p>0,100262504208767</text:p>
          </table:table-cell>
          <table:table-cell/>
          <table:table-cell office:value-type="string" calcext:value-type="string">
            <text:p>h1+</text:p>
          </table:table-cell>
          <table:table-cell office:value-type="float" office:value="0.4" calcext:value-type="float">
            <text:p>0,4</text:p>
          </table:table-cell>
          <table:table-cell table:formula="of:=[.J15]*[.J$6]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h2-</text:p>
          </table:table-cell>
          <table:table-cell table:formula="of:=[.C15]*[.C5]+[.C11]*[.C4]+[.C7]" office:value-type="float" office:value="-2.50732753303979" calcext:value-type="float">
            <text:p>-2,50732753303979</text:p>
          </table:table-cell>
          <table:table-cell/>
          <table:table-cell office:value-type="string" calcext:value-type="string">
            <text:p>h2-</text:p>
          </table:table-cell>
          <table:table-cell table:formula="of:=[.F15]*[.F5]+[.F11]*[.F4]+[.F7]" office:value-type="float" office:value="1.40052500841753" calcext:value-type="float">
            <text:p>1,40052500841753</text:p>
          </table:table-cell>
          <table:table-cell table:number-columns-repeated="2"/>
          <table:table-cell office:value-type="string" calcext:value-type="string">
            <text:p>h2-</text:p>
          </table:table-cell>
          <table:table-cell table:formula="of:=[.J15]*[.J5]+[.J11]*[.J4]+[.J7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2+</text:p>
          </table:table-cell>
          <table:table-cell table:formula="of:=1/(1+EXP(-[.C16]))" office:value-type="float" office:value="0.0753460865553955" calcext:value-type="float">
            <text:p>0,075346086555396</text:p>
          </table:table-cell>
          <table:table-cell/>
          <table:table-cell office:value-type="string" calcext:value-type="string">
            <text:p>h2+</text:p>
          </table:table-cell>
          <table:table-cell table:formula="of:=1/(1+EXP(-[.F16]))" office:value-type="float" office:value="0.802267186248487" calcext:value-type="float">
            <text:p>0,802267186248487</text:p>
          </table:table-cell>
          <table:table-cell table:formula="of:=[.F17]*[.F$6]" office:value-type="float" office:value="0.200566796562122" calcext:value-type="float">
            <text:p>0,200566796562122</text:p>
          </table:table-cell>
          <table:table-cell/>
          <table:table-cell office:value-type="string" calcext:value-type="string">
            <text:p>h2+</text:p>
          </table:table-cell>
          <table:table-cell office:value-type="float" office:value="0.8" calcext:value-type="float">
            <text:p>0,8</text:p>
          </table:table-cell>
          <table:table-cell table:formula="of:=[.J17]*[.J$6]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1</text:p>
          </table:table-cell>
          <table:table-cell office:value-type="float" office:value="-0.1" calcext:value-type="float">
            <text:p>-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2</text:p>
          </table:table-cell>
          <table:table-cell office:value-type="float" office:value="-0.2" calcext:value-type="float">
            <text:p>-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/dz1</text:p>
          </table:table-cell>
          <table:table-cell table:formula="of:=-([.F19]-[.G15])*[.F6]*[.F15]*(1-[.F15])-([.F20]-[.G17])*[.F6]*[.F17]*(1-[.F17])*[.F5]*[.F15]*(1-[.F15])" office:value-type="float" office:value="0.0139341802786778" calcext:value-type="float">
            <text:p>0,013934180278678</text:p>
          </table:table-cell>
          <table:table-cell table:number-columns-repeated="2"/>
          <table:table-cell office:value-type="string" calcext:value-type="string">
            <text:p>dE/dz1</text:p>
          </table:table-cell>
          <table:table-cell table:formula="of:=-([.J19]-[.K15])*[.J6]*[.J15]*(1-[.J15])-([.J20]-[.K17])*[.J6]*[.J17]*(1-[.J17])*[.J5]*[.J15]*(1-[.J15])" office:value-type="float" office:value="0.01392" calcext:value-type="float">
            <text:p>0,013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03:35.856484704</meta:creation-date>
    <dc:date>2017-01-31T21:21:06.153562748</dc:date>
    <meta:editing-duration>PT7M10S</meta:editing-duration>
    <meta:editing-cycles>1</meta:editing-cycles>
    <meta:document-statistic meta:table-count="1" meta:cell-count="106" meta:object-count="0"/>
    <meta:generator>LibreOffice/5.2.4.2.1$Linux_X86_64 LibreOffice_project/20m0$Build-2</meta:generator>
  </office:meta>
</office:document-meta>
</file>